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0.61cm" fo:margin-left="2.895cm" table:align="left"/>
    </style:style>
    <style:style style:name="Tabla1.A" style:family="table-column">
      <style:table-column-properties style:column-width="4.207cm"/>
    </style:style>
    <style:style style:name="Tabla1.B" style:family="table-column">
      <style:table-column-properties style:column-width="6.40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language="en" fo:country="US" officeooo:rsid="000e9a42" officeooo:paragraph-rsid="000e9a42"/>
    </style:style>
    <style:style style:name="P2" style:family="paragraph" style:parent-style-name="Standard">
      <style:paragraph-properties fo:text-align="center" style:justify-single-word="false"/>
      <style:text-properties style:font-name="Arial" fo:language="en" fo:country="US" fo:font-weight="bold" officeooo:rsid="000e9a42" officeooo:paragraph-rsid="000e9a42" style:font-weight-asian="bold" style:font-weight-complex="bold"/>
    </style:style>
    <style:style style:name="P3" style:family="paragraph" style:parent-style-name="Standard">
      <style:text-properties style:font-name="Arial" fo:language="en" fo:country="US" fo:font-weight="bold" officeooo:rsid="000e9a42" officeooo:paragraph-rsid="000e9a42" style:font-weight-asian="bold" style:font-weight-complex="bold"/>
    </style:style>
    <style:style style:name="P4" style:family="paragraph" style:parent-style-name="Standard">
      <style:text-properties style:font-name="Arial" fo:language="en" fo:country="US" fo:font-weight="bold" officeooo:rsid="00178fce" officeooo:paragraph-rsid="00178fce" style:font-weight-asian="bold" style:font-weight-complex="bold"/>
    </style:style>
    <style:style style:name="P5" style:family="paragraph" style:parent-style-name="Standard">
      <style:text-properties style:font-name="Arial" fo:language="en" fo:country="US" officeooo:rsid="000ee5f2" officeooo:paragraph-rsid="000ee5f2"/>
    </style:style>
    <style:style style:name="P6" style:family="paragraph" style:parent-style-name="Standard">
      <style:text-properties style:font-name="Arial" fo:language="en" fo:country="US" officeooo:rsid="000ee5f2" officeooo:paragraph-rsid="00178fce"/>
    </style:style>
    <style:style style:name="P7" style:family="paragraph" style:parent-style-name="Standard">
      <style:text-properties style:font-name="Arial" fo:language="en" fo:country="US" officeooo:rsid="0014cda6" officeooo:paragraph-rsid="0014cda6"/>
    </style:style>
    <style:style style:name="P8" style:family="paragraph" style:parent-style-name="Standard">
      <style:text-properties style:font-name="Arial" fo:language="en" fo:country="US" officeooo:rsid="00178fce" officeooo:paragraph-rsid="00178fce"/>
    </style:style>
    <style:style style:name="P9" style:family="paragraph" style:parent-style-name="Standard">
      <style:text-properties style:font-name="Arial" fo:language="en" fo:country="US" officeooo:rsid="0020af03" officeooo:paragraph-rsid="0020af03"/>
    </style:style>
    <style:style style:name="P10" style:family="paragraph" style:parent-style-name="Standard">
      <style:paragraph-properties fo:text-align="center" style:justify-single-word="false"/>
      <style:text-properties style:font-name="Arial" fo:font-size="22pt" fo:language="en" fo:country="US" fo:font-weight="bold" officeooo:rsid="000e5052" officeooo:paragraph-rsid="000e5052" style:font-size-asian="22pt" style:font-weight-asian="bold" style:font-size-complex="22pt" style:font-weight-complex="bold"/>
    </style:style>
    <style:style style:name="P11" style:family="paragraph" style:parent-style-name="Standard">
      <style:paragraph-properties fo:break-before="page"/>
      <style:text-properties style:font-name="Arial" fo:language="en" fo:country="US" fo:font-weight="bold" officeooo:rsid="000ee5f2" officeooo:paragraph-rsid="000ee5f2" style:font-weight-asian="bold" style:font-weight-complex="bold"/>
    </style:style>
    <style:style style:name="P12" style:family="paragraph" style:parent-style-name="Table_20_Contents">
      <style:text-properties style:font-name="Arial" officeooo:rsid="001f382c" officeooo:paragraph-rsid="001f382c"/>
    </style:style>
    <style:style style:name="P13" style:family="paragraph" style:parent-style-name="Standard">
      <style:paragraph-properties fo:break-before="page"/>
      <style:text-properties style:font-name="Arial" fo:language="en" fo:country="US" fo:font-weight="bold" officeooo:rsid="0014cda6" officeooo:paragraph-rsid="0014cda6" style:font-weight-asian="bold" style:font-weight-complex="bold"/>
    </style:style>
    <style:style style:name="P14" style:family="paragraph" style:parent-style-name="Standard">
      <style:paragraph-properties fo:break-before="page"/>
      <style:text-properties style:font-name="Arial" fo:language="en" fo:country="US" fo:font-weight="bold" officeooo:rsid="00178fce" officeooo:paragraph-rsid="00178fce" style:font-weight-asian="bold" style:font-weight-complex="bold"/>
    </style:style>
    <style:style style:name="P15" style:family="paragraph" style:parent-style-name="Standard">
      <style:text-properties style:font-name="Arial" fo:language="en" fo:country="US" fo:font-weight="bold" officeooo:rsid="001fa7f6" officeooo:paragraph-rsid="0021aaae" style:font-weight-asian="bold" style:font-weight-complex="bold"/>
    </style:style>
    <style:style style:name="P16" style:family="paragraph" style:parent-style-name="Standard">
      <style:text-properties style:font-name="Arial" fo:language="en" fo:country="US" fo:font-weight="bold" officeooo:rsid="0020c4bd" officeooo:paragraph-rsid="0021aaae" style:font-weight-asian="bold" style:font-weight-complex="bold"/>
    </style:style>
    <style:style style:name="P17" style:family="paragraph" style:parent-style-name="Standard">
      <style:text-properties style:font-name="Arial" fo:language="en" fo:country="US" fo:font-weight="normal" officeooo:rsid="0020c4bd" officeooo:paragraph-rsid="0021aaae" style:font-weight-asian="normal" style:font-weight-complex="normal"/>
    </style:style>
    <style:style style:name="P18" style:family="paragraph" style:parent-style-name="Standard">
      <style:text-properties style:font-name="Arial" fo:language="en" fo:country="US" officeooo:rsid="00178fce" officeooo:paragraph-rsid="00178fce"/>
    </style:style>
    <style:style style:name="P19" style:family="paragraph" style:parent-style-name="Standard">
      <style:text-properties style:font-name="Arial" fo:language="en" fo:country="US" officeooo:rsid="00178fce" officeooo:paragraph-rsid="0021aaae"/>
    </style:style>
    <style:style style:name="P20" style:family="paragraph" style:parent-style-name="Standard">
      <style:text-properties style:font-name="Arial" fo:language="en" fo:country="US" officeooo:rsid="001fa7f6" officeooo:paragraph-rsid="0021aaae"/>
    </style:style>
    <style:style style:name="P21" style:family="paragraph">
      <loext:graphic-properties draw:fill="solid" draw:fill-color="#ffffff"/>
      <style:text-properties fo:font-size="12pt"/>
    </style:style>
    <style:style style:name="P22" style:family="paragraph">
      <loext:graphic-properties draw:fill="solid" draw:fill-color="#00ffff"/>
      <style:text-properties fo:font-size="12pt"/>
    </style:style>
    <style:style style:name="P23" style:family="paragraph">
      <style:paragraph-properties fo:text-align="center"/>
      <style:text-properties fo:font-size="12pt"/>
    </style:style>
    <style:style style:name="P24" style:family="paragraph">
      <loext:graphic-properties draw:fill="solid" draw:fill-color="#ffff00"/>
      <style:text-properties fo:font-size="12pt"/>
    </style:style>
    <style:style style:name="P25" style:family="paragraph">
      <style:paragraph-properties fo:text-align="center"/>
    </style:style>
    <style:style style:name="P26" style:family="paragraph">
      <loext:graphic-properties draw:fill="solid" draw:fill-color="#ffff00"/>
      <style:paragraph-properties fo:text-align="center"/>
      <style:text-properties fo:font-size="9pt" style:font-size-asian="9pt" style:font-size-complex="9pt"/>
    </style:style>
    <style:style style:name="P27" style:family="paragraph">
      <loext:graphic-properties draw:fill="solid" draw:fill-color="#ffffff"/>
      <style:paragraph-properties fo:text-align="center"/>
      <style:text-properties fo:font-size="12pt"/>
    </style:style>
    <style:style style:name="P28" style:family="paragraph">
      <loext:graphic-properties draw:fill="solid" draw:fill-color="#000000"/>
      <style:paragraph-properties fo:text-align="center"/>
      <style:text-properties fo:font-size="12pt"/>
    </style:style>
    <style:style style:name="P29" style:family="paragraph">
      <loext:graphic-properties draw:fill="solid" draw:fill-color="#ffff00"/>
      <style:text-properties fo:font-size="10pt" style:font-size-asian="10pt" style:font-size-complex="10pt"/>
    </style:style>
    <style:style style:name="P30" style:family="paragraph">
      <loext:graphic-properties draw:fill="solid" draw:fill-color="#ffffff"/>
      <style:paragraph-properties fo:text-align="center"/>
      <style:text-properties fo:font-size="11pt" style:font-size-asian="11pt" style:font-size-complex="11pt"/>
    </style:style>
    <style:style style:name="T1" style:family="text">
      <style:text-properties officeooo:rsid="0015a40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c346"/>
    </style:style>
    <style:style style:name="T4" style:family="text">
      <style:text-properties officeooo:rsid="0020af03"/>
    </style:style>
    <style:style style:name="T5" style:family="text">
      <style:text-properties officeooo:rsid="0020c4bd"/>
    </style:style>
    <style:style style:name="T6" style:family="text">
      <style:text-properties officeooo:rsid="0021aaae"/>
    </style:style>
    <style:style style:name="T7" style:family="text">
      <style:text-properties fo:font-size="12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9pt" fo:font-style="italic" style:font-size-asian="9pt" style:font-style-asian="italic" style:font-size-complex="9pt" style:font-style-complex="italic"/>
    </style:style>
    <style:style style:name="T11" style:family="text">
      <style:text-properties fo:font-size="11pt" style:font-size-asian="11pt" style:font-size-complex="11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14.661cm" fo:min-width="18.286cm" style:run-through="foreground"/>
    </style:style>
    <style:style style:name="gr3" style:family="graphic">
      <style:graphic-properties svg:stroke-color="#000000" draw:fill="solid" draw:fill-color="#00ffff" draw:textarea-horizontal-align="center" draw:textarea-vertical-align="middle" draw:auto-grow-height="false" fo:min-height="1.298cm" fo:min-width="18.29cm" fo:wrap-option="wrap" style:run-through="foreground"/>
    </style:style>
    <style:style style:name="gr4" style:family="graphic">
      <style:graphic-properties svg:stroke-color="#000000" draw:textarea-horizontal-align="center" draw:textarea-vertical-align="middle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svg:stroke-color="#000000" draw:fill="solid" draw:fill-color="#ffff00" draw:textarea-horizontal-align="justify" draw:textarea-vertical-align="middle" draw:auto-grow-height="false" fo:min-height="1.72cm" fo:min-width="18.29cm" style:run-through="foreground"/>
    </style:style>
    <style:style style:name="gr7" style:family="graphic">
      <style:graphic-properties svg:stroke-color="#ffff00" draw:fill="solid" draw:fill-color="#ffff00" draw:textarea-horizontal-align="center" draw:textarea-vertical-align="top" draw:auto-grow-height="false" fo:min-height="1.298cm" fo:min-width="2.993cm" style:run-through="foreground"/>
    </style:style>
    <style:style style:name="gr8" style:family="graphic">
      <style:graphic-properties svg:stroke-color="#000000" draw:fill="solid" draw:fill-color="#ffffff" draw:textarea-horizontal-align="justify" draw:textarea-vertical-align="middle" draw:auto-grow-height="false" fo:min-height="0.302cm" fo:min-width="0.323cm" style:run-through="foreground"/>
    </style:style>
    <style:style style:name="gr9" style:family="graphic">
      <style:graphic-properties svg:stroke-color="#000000" draw:fill="solid" draw:fill-color="#ffffff" draw:textarea-horizontal-align="justify" draw:textarea-vertical-align="middle" draw:auto-grow-height="false" fo:min-height="0.303cm" fo:min-width="0.323cm" style:run-through="foreground"/>
    </style:style>
    <style:style style:name="gr10" style:family="graphic">
      <style:graphic-properties svg:stroke-color="#000000" draw:fill="solid" draw:fill-color="#000000" draw:textarea-horizontal-align="justify" draw:textarea-vertical-align="middle" draw:auto-grow-height="false" fo:min-height="0.115cm" fo:min-width="0.115cm" style:run-through="foreground"/>
    </style:style>
    <style:style style:name="gr11" style:family="graphic">
      <style:graphic-properties svg:stroke-color="#ffff00" draw:fill="solid" draw:fill-color="#ffff00" draw:textarea-horizontal-align="justify" draw:textarea-vertical-align="middle" draw:auto-grow-height="false" fo:min-height="0.79cm" fo:min-width="4.734cm" style:run-through="foreground"/>
    </style:style>
    <style:style style:name="gr12" style:family="graphic">
      <style:graphic-properties svg:stroke-color="#000000" draw:fill="solid" draw:fill-color="#ffffff" draw:textarea-horizontal-align="justify" draw:textarea-vertical-align="middle" draw:auto-grow-height="false" fo:min-height="0.875cm" fo:min-width="2.277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PSC 223N Assignment 2</text:p>
      <text:p text:style-name="P2">Tic Tac Toe</text:p>
      <text:p text:style-name="P1"/>
      <text:p text:style-name="P1"/>
      <text:p text:style-name="P3">Introduction</text:p>
      <text:p text:style-name="P1"/>
      <text:p text:style-name="P1">This project is to build a UI (user interface) for playing the children’s game Tic Tac Toe. <text:s/><text:span text:style-name="T3">Obviously, we use C# to implement the game.</text:span></text:p>
      <text:p text:style-name="P1"/>
      <text:p text:style-name="P1"/>
      <text:p text:style-name="P3">Things you will learn by making this program</text:p>
      <text:p text:style-name="P1"/>
      <text:p text:style-name="P1">1. <text:s/>How to detect the position of the cursor when the mouse is clicked.</text:p>
      <text:p text:style-name="P1"/>
      <text:p text:style-name="P1">2. <text:s/>How to implement a radio button control.</text:p>
      <text:p text:style-name="P1"/>
      <text:p text:style-name="P1">3. <text:s/>How to write a string in a specific location of the UI.</text:p>
      <text:p text:style-name="P1"/>
      <text:p text:style-name="P1">4. <text:s/>How to make the algorithm that computes the winner of the game.</text:p>
      <text:p text:style-name="P1"/>
      <text:p text:style-name="P1">5. <text:s/>How to turn off a feature: in this case, how to turn off further play after a winner has been determined.</text:p>
      <text:p text:style-name="P1"/>
      <text:p text:style-name="P1"/>
      <text:p text:style-name="P11">Sample UI</text:p>
      <text:p text:style-name="P5"><draw:g text:anchor-type="paragraph" draw:z-index="0" draw:style-name="gr1"><draw:custom-shape draw:name="Forma1" draw:style-name="gr2" draw:text-style-name="P21" svg:width="18.287cm" svg:height="14.662cm" svg:x="-0.288cm" svg:y="0.215cm"><text:p/><draw:enhanced-geometry svg:viewBox="0 0 21600 21600" draw:type="rectangle" draw:enhanced-path="M 0 0 L 21600 0 21600 21600 0 21600 0 0 Z N"/></draw:custom-shape><draw:custom-shape draw:name="Forma2" draw:style-name="gr3" draw:text-style-name="P22" svg:width="18.291cm" svg:height="1.299cm" svg:x="-0.288cm" svg:y="0.215cm"><text:p><text:span text:style-name="T7">Tic Tac Toe by Carla Smith</text:span></text:p><draw:enhanced-geometry svg:viewBox="0 0 21600 21600" draw:type="rectangle" draw:enhanced-path="M 0 0 L 21600 0 21600 21600 0 21600 0 0 Z N"/></draw:custom-shape><draw:line draw:name="Forma3" draw:style-name="gr4" draw:text-style-name="P23" svg:x1="-0.287cm" svg:y1="6.09cm" svg:x2="18.002cm" svg:y2="6.09cm"><text:p/></draw:line><draw:line draw:name="Forma3" draw:style-name="gr4" draw:text-style-name="P23" svg:x1="-0.287cm" svg:y1="9.825cm" svg:x2="18.002cm" svg:y2="9.825cm"><text:p/></draw:line><draw:line draw:name="Forma5" draw:style-name="gr4" draw:text-style-name="P23" svg:x1="5.797cm" svg:y1="1.513cm" svg:x2="5.903cm" svg:y2="13.157cm"><text:p/></draw:line><draw:line draw:name="Forma5" draw:style-name="gr4" draw:text-style-name="P23" svg:x1="12.124cm" svg:y1="1.513cm" svg:x2="12.23cm" svg:y2="13.157cm"><text:p/></draw:line><draw:g draw:style-name="gr5"><draw:custom-shape draw:name="Forma4" draw:style-name="gr6" draw:text-style-name="P24" svg:width="18.291cm" svg:height="1.721cm" svg:x="-0.288cm" svg:y="13.157cm"><text:p/><draw:enhanced-geometry svg:viewBox="0 0 21600 21600" draw:type="rectangle" draw:enhanced-path="M 0 0 L 21600 0 21600 21600 0 21600 0 0 Z N"/></draw:custom-shape><draw:g draw:style-name="gr5"><draw:custom-shape draw:name="Forma6" draw:style-name="gr7" draw:text-style-name="P26" svg:width="2.994cm" svg:height="1.299cm" svg:x="0.823cm" svg:y="13.395cm"><text:p text:style-name="P25"><text:span text:style-name="T8"><text:s text:c="5"/></text:span><text:span text:style-name="T8">First player</text:span></text:p><text:p text:style-name="P25"><text:span text:style-name="T8"/></text:p><text:p text:style-name="P25"><text:span text:style-name="T8">X: <text:s text:c="11"/>Y:</text:span></text:p><draw:enhanced-geometry svg:viewBox="0 0 21600 21600" draw:type="rectangle" draw:enhanced-path="M 0 0 L 21600 0 21600 21600 0 21600 0 0 Z N"/></draw:custom-shape><draw:custom-shape draw:name="Forma7" draw:style-name="gr8" draw:text-style-name="P27" svg:width="0.454cm" svg:height="0.426cm" svg:x="1.908cm" svg:y="14.0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a7" draw:style-name="gr9" draw:text-style-name="P27" svg:width="0.458cm" svg:height="0.428cm" svg:x="3.072cm" svg:y="14.1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a9" draw:style-name="gr10" draw:text-style-name="P28" svg:width="0.161cm" svg:height="0.161cm" svg:x="2.04cm" svg:y="14.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name="Forma6" draw:style-name="gr11" draw:text-style-name="P29" svg:width="4.82cm" svg:height="0.876cm" svg:x="5.272cm" svg:y="13.686cm"><text:p><text:span text:style-name="T9">Winner: <text:s/></text:span><text:span text:style-name="T10">&lt;Will be declared here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a7" draw:style-name="gr12" draw:text-style-name="P30" svg:width="2.278cm" svg:height="0.876cm" svg:x="11.384cm" svg:y="13.656cm"><text:p text:style-name="P25"><text:span text:style-name="T11">New Game</text:span></text:p><draw:enhanced-geometry svg:viewBox="0 0 21600 21600" draw:type="rectangle" draw:enhanced-path="M 0 0 L 21600 0 21600 21600 0 21600 0 0 Z N"/></draw:custom-shape><draw:custom-shape draw:name="Forma7" draw:style-name="gr12" draw:text-style-name="P30" svg:width="2.278cm" svg:height="0.876cm" svg:x="14.663cm" svg:y="13.603cm"><text:p text:style-name="P25"><text:span text:style-name="T11">Exit</text:span></text:p><draw:enhanced-geometry svg:viewBox="0 0 21600 21600" draw:type="rectangle" draw:enhanced-path="M 0 0 L 21600 0 21600 21600 0 21600 0 0 Z N"/></draw:custom-shape></draw:g></draw:g></text:p>
      <text:p text:style-name="P5"/>
      <text:p text:style-name="P7">There is a region at the top: Put a title with your name in this region.</text:p>
      <text:p text:style-name="P5"/>
      <text:p text:style-name="P7">In the middle is the game playing area. <text:s/>It has a white background and is subdivided into 9 regions by 2 horizontal lines and two vertical lines.</text:p>
      <text:p text:style-name="P7"/>
      <text:p text:style-name="P7">The bottom of the frame shows a colored horizontal strip <text:s/>You pick a nice color. <text:s/>On the left side place a set of two radio buttons. <text:s/>These buttons are used to determine which player will act first. <text:s/><text:span text:style-name="T1">In the middle</text:span> of the lower horizontal strip is a place to declare the winner, X or O, when the game has terminated.</text:p>
      <text:p text:style-name="P7"/>
      <text:p text:style-name="P9">The fact is that the whole frame is one large graphic area. <text:s/>The programmer has made the graphic area appear to have three major regions: title region, play region, and control region. <text:s/>The user see the interface as having these three parts. <text:s/>That is just fine: let the user visualize the interface as having three parts.</text:p>
      <text:p text:style-name="P13">Rules of the game</text:p>
      <text:p text:style-name="P7"/>
      <text:p text:style-name="P7">I think everyone has played this game when you were children. <text:s/>After selecting the first play<text:span text:style-name="T3">er</text:span> you may click on any one of the 9 “squares” with the mouse. <text:s text:c="2"/>If the square is empty an ‘X” or an ‘O’ will be drawn in that square. <text:s/>You continue clicking on squares until the game area is full or a winner has been declared in the lower right corner. <text:s/>A winner occurs when one row or one column or one diagonal has 3 of the same symbol. <text:s/>When a square has a symbol then it cannot be changed. <text:s/>When a square has a symbol then it cannot be changed.</text:p>
      <text:p text:style-name="P5"/>
      <text:p text:style-name="P5"/>
      <text:p text:style-name="P4">Suggestions</text:p>
      <text:p text:style-name="P8"/>
      <text:p text:style-name="P8">You already have experience in working with a graphic area in the previous assignment. <text:s/>This assignment builds on that knowledge. <text:s/>In the posted sample programs you will find examples showing how to obtain the coordinates of the cursor, how to write a string in the graphic area, and how to install radio buttons. <text:s/>Use the useful parts of those posted programs to build your own Tic Tac Toe program.</text:p>
      <text:p text:style-name="P5"/>
      <text:p text:style-name="P8">I suggest you show me your completed (or partially completed) program, and I will be glad to review it. <text:s/>I can tell you what score you would receive and why.</text:p>
      <text:p text:style-name="P8"/>
      <text:p text:style-name="P8"/>
      <text:p text:style-name="P15">Comments in source code</text:p>
      <text:p text:style-name="P20"/>
      <text:p text:style-name="P20">The professor is a strong believer in comments in source code. <text:s/>The rules for comments stated in Assignment 1 apply to all assignment of this course. <text:s/>Points will be subtracted from your score if your comments do not meet the standards as stated in Assignment 1. <text:s/>Points will be subtracted from your score if the professor finds any evidence of false and misleading comments. <text:s/>If you borrow source code from the class website the first thing you should do is erase every single comment. <text:s/>If those <text:span text:style-name="T5">old </text:span>comments remain <text:span text:style-name="T5">in your program then</text:span> points will be lost.</text:p>
      <text:p text:style-name="P19"/>
      <text:p text:style-name="P19"/>
      <text:p text:style-name="P16">Script files</text:p>
      <text:p text:style-name="P17"/>
      <text:p text:style-name="P17">These are the files whose extension is .sh. <text:s/>These are important components of your computer science education. <text:s/>You have to include a script file with any program submitted for a grade. <text:s/>If there is no working script file the grade defaults to 0 out of 100. <text:s/>The script file must be commented as if it were a <text:span text:style-name="T6">C#</text:span> source file.</text:p>
      <text:p text:style-name="P14">Schedule of events</text:p>
      <text:p text:style-name="P8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Name of event</text:p>
          </table:table-cell>
          <table:table-cell table:style-name="Tabla1.B1" office:value-type="string">
            <text:p text:style-name="P12">Date of event</text:p>
          </table:table-cell>
        </table:table-row>
        <table:table-row>
          <table:table-cell table:style-name="Tabla1.A2" office:value-type="string">
            <text:p text:style-name="P12">Assignment 1</text:p>
          </table:table-cell>
          <table:table-cell table:style-name="Tabla1.B2" office:value-type="string">
            <text:p text:style-name="P12">September 11</text:p>
          </table:table-cell>
        </table:table-row>
        <table:table-row>
          <table:table-cell table:style-name="Tabla1.A2" office:value-type="string">
            <text:p text:style-name="P12">Assignment 2</text:p>
          </table:table-cell>
          <table:table-cell table:style-name="Tabla1.B2" office:value-type="string">
            <text:p text:style-name="P12">September 27</text:p>
          </table:table-cell>
        </table:table-row>
        <table:table-row>
          <table:table-cell table:style-name="Tabla1.A2" office:value-type="string">
            <text:p text:style-name="P12">Assignment 3</text:p>
          </table:table-cell>
          <table:table-cell table:style-name="Tabla1.B2" office:value-type="string">
            <text:p text:style-name="P12">October 11</text:p>
          </table:table-cell>
        </table:table-row>
        <table:table-row>
          <table:table-cell table:style-name="Tabla1.A2" office:value-type="string">
            <text:p text:style-name="P12">Midterm</text:p>
          </table:table-cell>
          <table:table-cell table:style-name="Tabla1.B2" office:value-type="string">
            <text:p text:style-name="P12">October 16</text:p>
          </table:table-cell>
        </table:table-row>
        <table:table-row>
          <table:table-cell table:style-name="Tabla1.A2" office:value-type="string">
            <text:p text:style-name="P12">Assignment 4</text:p>
          </table:table-cell>
          <table:table-cell table:style-name="Tabla1.B2" office:value-type="string">
            <text:p text:style-name="P12">To be determined</text:p>
          </table:table-cell>
        </table:table-row>
        <table:table-row>
          <table:table-cell table:style-name="Tabla1.A2" office:value-type="string">
            <text:p text:style-name="P12">Assignment 5</text:p>
          </table:table-cell>
          <table:table-cell table:style-name="Tabla1.B2" office:value-type="string">
            <text:p text:style-name="P12">To be determined</text:p>
          </table:table-cell>
        </table:table-row>
        <table:table-row>
          <table:table-cell table:style-name="Tabla1.A2" office:value-type="string">
            <text:p text:style-name="P12">Assignment 6</text:p>
          </table:table-cell>
          <table:table-cell table:style-name="Tabla1.B2" office:value-type="string">
            <text:p text:style-name="P12">To be determined</text:p>
          </table:table-cell>
        </table:table-row>
        <table:table-row>
          <table:table-cell table:style-name="Tabla1.A2" office:value-type="string">
            <text:p text:style-name="P12">Final</text:p>
          </table:table-cell>
          <table:table-cell table:style-name="Tabla1.B2" office:value-type="string">
            <text:p text:style-name="P12">December <text:span text:style-name="T4">11 or 13</text:span></text:p>
          </table:table-cell>
        </table:table-row>
      </table:table>
      <text:p text:style-name="P8"/>
      <text:p text:style-name="P9">Attendance will be recorded on two days during the semester:</text:p>
      <text:p text:style-name="P9">October 16 <text:span text:style-name="T2">and</text:span> {December 11 (Section 1) or December 13 (Section 3)}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9:13:41.442962266</meta:creation-date>
    <dc:date>2017-09-14T09:03:54.122679610</dc:date>
    <meta:editing-duration>PT1H4M16S</meta:editing-duration>
    <meta:editing-cycles>14</meta:editing-cycles>
    <meta:generator>LibreOffice/5.3.1.2$Linux_x86 LibreOffice_project/30m0$Build-2</meta:generator>
    <meta:print-date>2017-08-30T20:40:35.945408258</meta:print-date>
    <meta:document-statistic meta:table-count="1" meta:image-count="0" meta:object-count="0" meta:page-count="4" meta:paragraph-count="45" meta:word-count="712" meta:character-count="3846" meta:non-whitespace-character-count="3145"/>
  </office:meta>
</office:document-meta>
</file>